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4cdf" officeooo:paragraph-rsid="00004cdf"/>
    </style:style>
    <style:style style:name="P2" style:family="paragraph" style:parent-style-name="Standard">
      <style:text-properties fo:font-size="16pt" officeooo:rsid="00004cdf" officeooo:paragraph-rsid="00004cdf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É Precioso, Irmão</text:p>
      <text:p text:style-name="P1"/>
      <text:p text:style-name="P1"/>
      <text:p text:style-name="P1">C <text:s text:c="11"/>Am <text:s text:c="9"/>Dm <text:s text:c="13"/>G</text:p>
      <text:p text:style-name="P1">Como é precioso irmão, estar bem junto a ti</text:p>
      <text:p text:style-name="P1">C <text:s text:c="9"/>Am <text:s text:c="9"/>Dm <text:s text:c="12"/>G</text:p>
      <text:p text:style-name="P1">E juntos lado a lado, andarmos com Jesus</text:p>
      <text:p text:style-name="P1"/>
      <text:p text:style-name="P1"/>
      <text:p text:style-name="P1"><text:s text:c="5"/>Am <text:s text:c="14"/>Em <text:s text:c="9"/>F <text:s text:c="2"/>G <text:s text:c="5"/>C</text:p>
      <text:p text:style-name="P1">E ex-pres-sar-mos o a-mor que um dia Ele nos deu</text:p>
      <text:p text:style-name="P1"/>
      <text:p text:style-name="P1"><text:s text:c="8"/>Am <text:s text:c="10"/>D <text:s text:c="9"/>F <text:s text:c="3"/>G <text:s text:c="5"/>C</text:p>
      <text:p text:style-name="P1">Pelo sangue do Calvário, Sua vida trouxe a nós</text:p>
      <text:p text:style-name="P1"/>
      <text:p text:style-name="P1"><text:s text:c="2"/>Am <text:s text:c="7"/>Em <text:s text:c="10"/>F <text:s text:c="4"/>G <text:s text:c="3"/>C</text:p>
      <text:p text:style-name="P1">Ali-an-ça no_ Se-nhor eu tenho com você</text:p>
      <text:p text:style-name="P1"><text:s text:c="5"/>Am <text:s text:c="11"/>D <text:s text:c="14"/>G</text:p>
      <text:p text:style-name="P1">Não existem mais barreiras em meu ser</text:p>
      <text:p text:style-name="P1"/>
      <text:p text:style-name="P1"><text:s text:c="5"/>Am <text:s text:c="14"/>Em <text:s text:c="8"/>F</text:p>
      <text:p text:style-name="P1">Eu <text:s/>sou livre pra te amar pra te aceitar</text:p>
      <text:p text:style-name="P1"><text:s text:c="6"/>C <text:s text:c="13"/>F <text:s text:c="8"/>G <text:s text:c="3"/>C <text:s text:c="3"/>C7</text:p>
      <text:p text:style-name="P1">E para te pedir: “perdoa-me irmão"</text:p>
      <text:p text:style-name="P1"/>
      <text:p text:style-name="P1"><text:s text:c="7"/>F <text:s text:c="7"/>E <text:s text:c="5"/>Am <text:s text:c="14"/>F</text:p>
      <text:p text:style-name="P1">Eu sou um com você, no amor do nosso <text:s/>Pai</text:p>
      <text:p text:style-name="P1"><text:s text:c="6"/>C <text:s text:c="6"/>G <text:s text:c="12"/>C <text:s text:c="2"/>C7</text:p>
      <text:p text:style-name="P1">Somos um <text:s/>no <text:s/>amor <text:s text:c="2"/>de <text:s text:c="2"/>Jesus</text:p>
      <text:p text:style-name="P1"/>
      <text:p text:style-name="P1"><text:s text:c="7"/>F <text:s text:c="7"/>E <text:s text:c="6"/>Am <text:s text:c="6"/>F</text:p>
      <text:p text:style-name="P1">Eu sou um com você, no amor do nosso <text:s/>Pai</text:p>
      <text:p text:style-name="P1"><text:s text:c="6"/>C <text:s text:c="7"/>G <text:s text:c="6"/>C</text:p>
      <text:p text:style-name="P1">Somos um <text:s/>no <text:s/>amor de Jesu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6:29:35.077884596</meta:creation-date>
    <dc:date>2017-05-21T16:30:39.411924046</dc:date>
    <meta:editing-duration>PT1M4S</meta:editing-duration>
    <meta:editing-cycles>1</meta:editing-cycles>
    <meta:document-statistic meta:table-count="0" meta:image-count="0" meta:object-count="0" meta:page-count="1" meta:paragraph-count="25" meta:word-count="150" meta:character-count="944" meta:non-whitespace-character-count="455"/>
    <meta:generator>LibreOffice/5.1.6.2$Linux_X86_64 LibreOffice_project/10m0$Build-2</meta:generator>
  </office:meta>
</office:document-meta>
</file>